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Import tkinter</text:p>
      <text:p text:style-name="Normal">From tkinter import *</text:p>
      <text:p text:style-name="Normal"/>
      <text:p text:style-name="Normal">Root = Tk()</text:p>
      <text:p text:style-name="Normal">Root.title(“To-Do-List”)</text:p>
      <text:p text:style-name="Normal">Root.geometry(“400x650+400+100”)</text:p>
      <text:p text:style-name="Normal"># root.resizable(False,False)</text:p>
      <text:p text:style-name="Normal"/>
      <text:p text:style-name="Normal">Task_list = []</text:p>
      <text:p text:style-name="Normal">Def addTask():</text:p>
      <text:p text:style-name="Normal"><text:s text:c="4"/>Task = task_entry.get()</text:p>
      <text:p text:style-name="Normal"><text:s text:c="4"/>Task_entry.delete(0, END)</text:p>
      <text:p text:style-name="Normal"/>
      <text:p text:style-name="Normal"><text:s text:c="4"/>If task:</text:p>
      <text:p text:style-name="Normal"><text:s text:c="8"/>With open (“taskfile.txt”,’a’)as taskfile:</text:p>
      <text:p text:style-name="Normal"><text:s text:c="12"/>Taskfile.write((f”\n{task}”))</text:p>
      <text:p text:style-name="Normal"><text:s text:c="8"/>Task_list.append(task)</text:p>
      <text:p text:style-name="Normal"><text:s text:c="8"/>Listbox.insert(END,task)</text:p>
      <text:p text:style-name="Normal"/>
      <text:p text:style-name="Normal">Def deleteTask():</text:p>
      <text:p text:style-name="Normal"><text:s text:c="4"/>Global task_list</text:p>
      <text:p text:style-name="Normal"><text:s text:c="4"/>Task= str(listbox.get(ANCHOR))</text:p>
      <text:p text:style-name="Normal"><text:s text:c="4"/>If task in task_list:</text:p>
      <text:p text:style-name="Normal"><text:s text:c="8"/>Task_list.remove(task)</text:p>
      <text:p text:style-name="Normal"><text:s text:c="8"/>With open(“tasklist.txt”,’w’) as taskfie:</text:p>
      <text:p text:style-name="Normal"><text:s text:c="12"/>For task in task_list:</text:p>
      <text:p text:style-name="Normal"><text:s text:c="16"/>Taskfie.write(task+”\n”)</text:p>
      <text:p text:style-name="Normal"/>
      <text:p text:style-name="Normal"><text:s text:c="8"/>Listbox.delete(ANCHOR)</text:p>
      <text:p text:style-name="Normal"/>
      <text:p text:style-name="Normal">Def openTaskFile():</text:p>
      <text:p text:style-name="Normal"/>
      <text:p text:style-name="Normal"><text:s text:c="4"/>Try:</text:p>
      <text:p text:style-name="Normal"><text:s text:c="8"/>Global task_list</text:p>
      <text:p text:style-name="Normal"><text:s text:c="8"/>With open(“tasklist.txt”,”r”) as taskfile:</text:p>
      <text:p text:style-name="Normal"><text:s text:c="12"/>Tasks = taskfile.readlines()</text:p>
      <text:p text:style-name="Normal"><text:s text:c="8"/>For task in tasks:</text:p>
      <text:p text:style-name="Normal"><text:s text:c="12"/>If task !=’\n’:</text:p>
      <text:p text:style-name="Normal"><text:s text:c="16"/>Task_list.append(task)</text:p>
      <text:p text:style-name="Normal"><text:s text:c="16"/>Listbox.insert(END,task)</text:p>
      <text:p text:style-name="Normal"/>
      <text:p text:style-name="Normal"><text:s text:c="4"/>Except:</text:p>
      <text:p text:style-name="Normal"><text:s text:c="8"/>File= open(‘tasklist.txt’,’w’)</text:p>
      <text:p text:style-name="Normal"><text:s text:c="8"/>File.close()</text:p>
      <text:p text:style-name="Normal"/>
      <text:p text:style-name="Normal">#icons</text:p>
      <text:p text:style-name="Normal">Image_icon = PhotoImage(file = “C:/Users/bawar/PycharmProjects/workshop project/task.png”)</text:p>
      <text:p text:style-name="Normal">Root.iconphoto(False,Image_icon)</text:p>
      <text:p text:style-name="Normal"/>
      <text:p text:style-name="Normal">#top bar</text:p>
      <text:p text:style-name="Normal">TopImage = PhotoImage(file=”C:/Users/bawar/PycharmProjects/workshop project/topbar.png”)</text:p>
      <text:p text:style-name="Normal">Label(root,image=TopImage).pack()</text:p>
      <text:p text:style-name="Normal"/>
      <text:p text:style-name="Normal">dockImage = PhotoImage(file=”C:/Users/bawar/PycharmProjects/workshop project/dock.png”)</text:p>
      <text:p text:style-name="Normal">Label(root,image=dockImage,bg=”#32405b”).place(x=30,y=25)</text:p>
      <text:p text:style-name="Normal"/>
      <text:p text:style-name="Normal">noteImage = PhotoImage(file=”C:/Users/bawar/PycharmProjects/workshop project/task.png”)</text:p>
      <text:p text:style-name="Normal">Label(root,image=noteImage,bg=”#32405b”).place(x=340,y=25)</text:p>
      <text:p text:style-name="Normal"/>
      <text:p text:style-name="Normal">Heading=Label(root,text=”ALL TASK”,font=”arial 20 bold”,fg=”white”,bg=”#32405b”)</text:p>
      <text:p text:style-name="Normal">Heading.place(x=130,y=20)</text:p>
      <text:p text:style-name="Normal"/>
      <text:p text:style-name="Normal">#main</text:p>
      <text:p text:style-name="Normal">Frame= Frame(root,width=400,height=50,bg=”white”)</text:p>
      <text:p text:style-name="Normal">Frame.place(x=0,y=180)</text:p>
      <text:p text:style-name="Normal"/>
      <text:p text:style-name="Normal">Task = StringVar()</text:p>
      <text:p text:style-name="Normal">Task_entry = Entry(frame,width=18,font=”arial 20”,bd = 0)</text:p>
      <text:p text:style-name="Normal">Task_entry.place(x=10,y=7)</text:p>
      <text:p text:style-name="Normal">Task_entry.focus()</text:p>
      <text:p text:style-name="Normal"/>
      <text:p text:style-name="Normal">Button = Button(frame,text= “ADD”,font=”arial 20 bold”,width=6,bg= “#5a95ff”,bd =0,command=addTask)</text:p>
      <text:p text:style-name="Normal">Button.place(x=300,y=0)</text:p>
      <text:p text:style-name="Normal"/>
      <text:p text:style-name="Normal">#listbox</text:p>
      <text:p text:style-name="Normal">Frame1 = Frame(root,bd=3,width=700,height=280,bg=”#32405b”)</text:p>
      <text:p text:style-name="Normal">Frame1.pack(pady=(160,0))</text:p>
      <text:p text:style-name="Normal"/>
      <text:p text:style-name="Normal">Listbox = Listbox(frame1,font=(“arial”,12),width=40,height=16,bg=”#32405b”,fg=”white”,cursor=”hand2”,selectbackground=”#5a95ff”)</text:p>
      <text:p text:style-name="Normal">Listbox.pack(side=LEFT, fill=BOTH,padx=2)</text:p>
      <text:p text:style-name="Normal"/>
      <text:p text:style-name="Normal">Scrollbar = Scrollbar(frame1)</text:p>
      <text:p text:style-name="Normal">Scrollbar.pack(side=RIGHT,fill=BOTH)</text:p>
      <text:p text:style-name="Normal"/>
      <text:p text:style-name="Normal">Listbox.config(yscrollcommand=scrollbar.set)</text:p>
      <text:p text:style-name="Normal">Scrollbar.config(command=listbox.yview)</text:p>
      <text:p text:style-name="Normal"/>
      <text:p text:style-name="Normal">openTaskFile()</text:p>
      <text:p text:style-name="Normal"/>
      <text:p text:style-name="Normal">#Delete</text:p>
      <text:p text:style-name="Normal">Delete_icon = PhotoImage(file=”C:/Users/bawar/PycharmProjects/workshop project/delete.png”)</text:p>
      <text:p text:style-name="Normal">Button(root,image=Delete_icon,bd =0,command=deleteTask).pack(side=BOTTOM,pady=13)</text:p>
      <text:p text:style-name="Normal"/>
      <text:p text:style-name="Normal">Root.mainloop(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OTA MANISH REDDY</meta:initial-creator>
    <dc:creator>KOTA MANISH REDDY</dc:creator>
    <meta:creation-date>2023-10-28T17:12:00Z</meta:creation-date>
    <dc:date>2023-10-28T17:12:00Z</dc:date>
    <meta:template xlink:href="Normal.dotm" xlink:type="simple"/>
    <meta:editing-cycles>2</meta:editing-cycles>
    <meta:editing-duration>PT60S</meta:editing-duration>
    <meta:document-statistic meta:page-count="1" meta:paragraph-count="5" meta:word-count="399" meta:character-count="2674" meta:row-count="19" meta:non-whitespace-character-count="2280"/>
  </office:meta>
</office:document-meta>
</file>